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Hn / mm</text:p>
          </table:table-cell>
          <table:table-cell office:value-type="float" office:value="838" calcext:value-type="float">
            <text:p>838</text:p>
          </table:table-cell>
          <table:table-cell office:value-type="float" office:value="775" calcext:value-type="float">
            <text:p>775</text:p>
          </table:table-cell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office:value-type="float" office:value="647" calcext:value-type="float">
            <text:p>647</text:p>
          </table:table-cell>
          <table:table-cell office:value-type="float" office:value="583" calcext:value-type="float">
            <text:p>583</text:p>
          </table:table-cell>
          <table:table-cell office:value-type="float" office:value="550" calcext:value-type="float">
            <text:p>550</text:p>
          </table:table-cell>
          <table:table-cell office:value-type="float" office:value="515" calcext:value-type="float">
            <text:p>515</text:p>
          </table:table-cell>
          <table:table-cell office:value-type="float" office:value="485" calcext:value-type="float">
            <text:p>485</text:p>
          </table:table-cell>
          <table:table-cell office:value-type="float" office:value="465" calcext:value-type="float">
            <text:p>465</text:p>
          </table:table-cell>
          <table:table-cell office:value-type="float" office:value="430" calcext:value-type="float">
            <text:p>430</text:p>
          </table:table-cell>
          <table:table-cell office:value-type="float" office:value="405" calcext:value-type="float">
            <text:p>405</text:p>
          </table:table-cell>
          <table:table-cell office:value-type="float" office:value="387" calcext:value-type="float">
            <text:p>387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n / s</text:p>
          </table:table-cell>
          <table:table-cell office:value-type="float" office:value="10.57" calcext:value-type="float">
            <text:p>10.57</text:p>
          </table:table-cell>
          <table:table-cell office:value-type="float" office:value="9.53" calcext:value-type="float">
            <text:p>9.53</text:p>
          </table:table-cell>
          <table:table-cell table:style-name="ce1" office:value-type="float" office:value="10.1" calcext:value-type="float">
            <text:p>10.10</text:p>
          </table:table-cell>
          <table:table-cell office:value-type="float" office:value="8.92" calcext:value-type="float">
            <text:p>8.92</text:p>
          </table:table-cell>
          <table:table-cell office:value-type="float" office:value="8.89" calcext:value-type="float">
            <text:p>8.89</text:p>
          </table:table-cell>
          <table:table-cell office:value-type="float" office:value="8.76" calcext:value-type="float">
            <text:p>8.76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7.92" calcext:value-type="float">
            <text:p>7.92</text:p>
          </table:table-cell>
          <table:table-cell table:style-name="ce1" office:value-type="float" office:value="7.4" calcext:value-type="float">
            <text:p>7.40</text:p>
          </table:table-cell>
          <table:table-cell office:value-type="float" office:value="7.03" calcext:value-type="float">
            <text:p>7.03</text:p>
          </table:table-cell>
          <table:table-cell office:value-type="float" office:value="6.52" calcext:value-type="float">
            <text:p>6.52</text:p>
          </table:table-cell>
          <table:table-cell office:value-type="float" office:value="6.41" calcext:value-type="float">
            <text:p>6.41</text:p>
          </table:table-cell>
          <table:table-cell office:value-type="float" office:value="6.55" calcext:value-type="float">
            <text:p>6.55</text:p>
          </table:table-cell>
          <table:table-cell office:value-type="float" office:value="5.64" calcext:value-type="float">
            <text:p>5.64</text:p>
          </table:table-cell>
          <table:table-cell office:value-type="float" office:value="6.07" calcext:value-type="float">
            <text:p>6.07</text:p>
          </table:table-cell>
          <table:table-cell table:style-name="ce1" office:value-type="float" office:value="5.3" calcext:value-type="float">
            <text:p>5.30</text:p>
          </table:table-cell>
          <table:table-cell office:value-type="float" office:value="5.48" calcext:value-type="float">
            <text:p>5.48</text:p>
          </table:table-cell>
          <table:table-cell office:value-type="float" office:value="5.04" calcext:value-type="float">
            <text:p>5.04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Tn^2 / s^2</text:p>
          </table:table-cell>
          <table:table-cell table:formula="of:=[.B2]*[.B2]" office:value-type="float" office:value="111.7249" calcext:value-type="float">
            <text:p>111.7249</text:p>
          </table:table-cell>
          <table:table-cell table:formula="of:=[.C2]*[.C2]" office:value-type="float" office:value="90.8209" calcext:value-type="float">
            <text:p>90.8209</text:p>
          </table:table-cell>
          <table:table-cell table:formula="of:=[.D2]*[.D2]" office:value-type="float" office:value="102.01" calcext:value-type="float">
            <text:p>102.01</text:p>
          </table:table-cell>
          <table:table-cell table:formula="of:=[.E2]*[.E2]" office:value-type="float" office:value="79.5664" calcext:value-type="float">
            <text:p>79.5664</text:p>
          </table:table-cell>
          <table:table-cell table:formula="of:=[.F2]*[.F2]" office:value-type="float" office:value="79.0321" calcext:value-type="float">
            <text:p>79.0321</text:p>
          </table:table-cell>
          <table:table-cell table:formula="of:=[.G2]*[.G2]" office:value-type="float" office:value="76.7376" calcext:value-type="float">
            <text:p>76.7376</text:p>
          </table:table-cell>
          <table:table-cell table:formula="of:=[.H2]*[.H2]" office:value-type="float" office:value="60.6841" calcext:value-type="float">
            <text:p>60.6841</text:p>
          </table:table-cell>
          <table:table-cell table:formula="of:=[.I2]*[.I2]" office:value-type="float" office:value="57.6081" calcext:value-type="float">
            <text:p>57.6081</text:p>
          </table:table-cell>
          <table:table-cell table:formula="of:=[.J2]*[.J2]" office:value-type="float" office:value="62.7264" calcext:value-type="float">
            <text:p>62.7264</text:p>
          </table:table-cell>
          <table:table-cell table:formula="of:=[.K2]*[.K2]" office:value-type="float" office:value="54.76" calcext:value-type="float">
            <text:p>54.76</text:p>
          </table:table-cell>
          <table:table-cell table:formula="of:=[.L2]*[.L2]" office:value-type="float" office:value="49.4209" calcext:value-type="float">
            <text:p>49.4209</text:p>
          </table:table-cell>
          <table:table-cell table:formula="of:=[.M2]*[.M2]" office:value-type="float" office:value="42.5104" calcext:value-type="float">
            <text:p>42.5104</text:p>
          </table:table-cell>
          <table:table-cell table:formula="of:=[.N2]*[.N2]" office:value-type="float" office:value="41.0881" calcext:value-type="float">
            <text:p>41.0881</text:p>
          </table:table-cell>
          <table:table-cell table:formula="of:=[.O2]*[.O2]" office:value-type="float" office:value="42.9025" calcext:value-type="float">
            <text:p>42.9025</text:p>
          </table:table-cell>
          <table:table-cell table:formula="of:=[.P2]*[.P2]" office:value-type="float" office:value="31.8096" calcext:value-type="float">
            <text:p>31.8096</text:p>
          </table:table-cell>
          <table:table-cell table:formula="of:=[.Q2]*[.Q2]" office:value-type="float" office:value="36.8449" calcext:value-type="float">
            <text:p>36.8449</text:p>
          </table:table-cell>
          <table:table-cell table:formula="of:=[.R2]*[.R2]" office:value-type="float" office:value="28.09" calcext:value-type="float">
            <text:p>28.09</text:p>
          </table:table-cell>
          <table:table-cell table:formula="of:=[.S2]*[.S2]" office:value-type="float" office:value="30.0304" calcext:value-type="float">
            <text:p>30.0304</text:p>
          </table:table-cell>
          <table:table-cell table:formula="of:=[.T2]*[.T2]" office:value-type="float" office:value="25.4016" calcext:value-type="float">
            <text:p>25.4016</text:p>
          </table:table-cell>
          <table:table-cell table:formula="of:=[.U2]*[.U2]" office:value-type="float" office:value="21.9961" calcext:value-type="float">
            <text:p>21.9961</text:p>
          </table:table-cell>
          <table:table-cell table:formula="of:=[.V2]*[.V2]" office:value-type="float" office:value="22.6576" calcext:value-type="float">
            <text:p>22.6576</text:p>
          </table:table-cell>
          <table:table-cell table:formula="of:=[.W2]*[.W2]" office:value-type="float" office:value="26.2144" calcext:value-type="float">
            <text:p>26.214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ORG.LIBREOFFICE.ROUNDSIG([.B3];4)" office:value-type="float" office:value="111.7" calcext:value-type="float">
            <text:p>111.7</text:p>
          </table:table-cell>
          <table:table-cell table:formula="of:=ORG.LIBREOFFICE.ROUNDSIG([.C3];3)" office:value-type="float" office:value="90.8" calcext:value-type="float">
            <text:p>90.8</text:p>
          </table:table-cell>
          <table:table-cell table:formula="of:=ORG.LIBREOFFICE.ROUNDSIG([.D3];4)" office:value-type="float" office:value="102" calcext:value-type="float">
            <text:p>102</text:p>
          </table:table-cell>
          <table:table-cell table:formula="of:=ORG.LIBREOFFICE.ROUNDSIG([.E3];3)" office:value-type="float" office:value="79.6" calcext:value-type="float">
            <text:p>79.6</text:p>
          </table:table-cell>
          <table:table-cell table:formula="of:=ORG.LIBREOFFICE.ROUNDSIG([.F3];3)" office:value-type="float" office:value="79" calcext:value-type="float">
            <text:p>79</text:p>
          </table:table-cell>
          <table:table-cell table:formula="of:=ORG.LIBREOFFICE.ROUNDSIG([.G3];3)" office:value-type="float" office:value="76.7" calcext:value-type="float">
            <text:p>76.7</text:p>
          </table:table-cell>
          <table:table-cell table:formula="of:=ORG.LIBREOFFICE.ROUNDSIG([.H3];3)" office:value-type="float" office:value="60.7" calcext:value-type="float">
            <text:p>60.7</text:p>
          </table:table-cell>
          <table:table-cell table:formula="of:=ORG.LIBREOFFICE.ROUNDSIG([.I3];3)" office:value-type="float" office:value="57.6" calcext:value-type="float">
            <text:p>57.6</text:p>
          </table:table-cell>
          <table:table-cell table:formula="of:=ORG.LIBREOFFICE.ROUNDSIG([.J3];3)" office:value-type="float" office:value="62.7" calcext:value-type="float">
            <text:p>62.7</text:p>
          </table:table-cell>
          <table:table-cell table:formula="of:=ORG.LIBREOFFICE.ROUNDSIG([.K3];3)" office:value-type="float" office:value="54.8" calcext:value-type="float">
            <text:p>54.8</text:p>
          </table:table-cell>
          <table:table-cell table:formula="of:=ORG.LIBREOFFICE.ROUNDSIG([.L3];3)" office:value-type="float" office:value="49.4" calcext:value-type="float">
            <text:p>49.4</text:p>
          </table:table-cell>
          <table:table-cell table:formula="of:=ORG.LIBREOFFICE.ROUNDSIG([.M3];3)" office:value-type="float" office:value="42.5" calcext:value-type="float">
            <text:p>42.5</text:p>
          </table:table-cell>
          <table:table-cell table:formula="of:=ORG.LIBREOFFICE.ROUNDSIG([.N3];3)" office:value-type="float" office:value="41.1" calcext:value-type="float">
            <text:p>41.1</text:p>
          </table:table-cell>
          <table:table-cell table:formula="of:=ORG.LIBREOFFICE.ROUNDSIG([.O3];3)" office:value-type="float" office:value="42.9" calcext:value-type="float">
            <text:p>42.9</text:p>
          </table:table-cell>
          <table:table-cell table:formula="of:=ORG.LIBREOFFICE.ROUNDSIG([.P3];3)" office:value-type="float" office:value="31.8" calcext:value-type="float">
            <text:p>31.8</text:p>
          </table:table-cell>
          <table:table-cell table:formula="of:=ORG.LIBREOFFICE.ROUNDSIG([.Q3];3)" office:value-type="float" office:value="36.8" calcext:value-type="float">
            <text:p>36.8</text:p>
          </table:table-cell>
          <table:table-cell table:formula="of:=ORG.LIBREOFFICE.ROUNDSIG([.R3];3)" office:value-type="float" office:value="28.1" calcext:value-type="float">
            <text:p>28.1</text:p>
          </table:table-cell>
          <table:table-cell table:formula="of:=ORG.LIBREOFFICE.ROUNDSIG([.S3];3)" office:value-type="float" office:value="30" calcext:value-type="float">
            <text:p>30</text:p>
          </table:table-cell>
          <table:table-cell table:formula="of:=ORG.LIBREOFFICE.ROUNDSIG([.T3];3)" office:value-type="float" office:value="25.4" calcext:value-type="float">
            <text:p>25.4</text:p>
          </table:table-cell>
          <table:table-cell table:formula="of:=ORG.LIBREOFFICE.ROUNDSIG([.U3];3)" office:value-type="float" office:value="22" calcext:value-type="float">
            <text:p>22</text:p>
          </table:table-cell>
          <table:table-cell table:formula="of:=ORG.LIBREOFFICE.ROUNDSIG([.V3];3)" office:value-type="float" office:value="22.7" calcext:value-type="float">
            <text:p>22.7</text:p>
          </table:table-cell>
          <table:table-cell table:formula="of:=ORG.LIBREOFFICE.ROUNDSIG([.W3];3)" office:value-type="float" office:value="26.2" calcext:value-type="float">
            <text:p>26.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9:11:32.4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18:22:19.42</meta:creation-date>
    <meta:generator>LibreOffice/6.4.0.3$Windows_x86 LibreOffice_project/b0a288ab3d2d4774cb44b62f04d5d28733ac6df8</meta:generator>
    <dc:date>2020-02-28T19:12:35.348000000</dc:date>
    <meta:editing-duration>PT46M42S</meta:editing-duration>
    <meta:editing-cycles>8</meta:editing-cycles>
    <meta:document-statistic meta:table-count="3" meta:cell-count="91" meta:object-count="0"/>
  </office:meta>
</office:document-meta>
</file>